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ca2ce" officeooo:paragraph-rsid="00183033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officeooo:rsid="000ca2ce" officeooo:paragraph-rsid="00183033" style:font-size-asian="10pt" style:font-size-complex="10pt"/>
    </style:style>
    <style:style style:name="P3" style:family="paragraph" style:parent-style-name="Standard">
      <style:text-properties style:font-name="Courier New" fo:font-size="10pt" fo:font-weight="normal" officeooo:rsid="00183033" officeooo:paragraph-rsid="00183033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fo:font-weight="normal" officeooo:rsid="00183033" officeooo:paragraph-rsid="001969ce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fo:font-weight="bold" officeooo:rsid="000ca2ce" officeooo:paragraph-rsid="001969ce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normal" officeooo:rsid="001969ce" officeooo:paragraph-rsid="001969ce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ourier New" fo:font-size="10pt" fo:font-weight="normal" officeooo:rsid="001969ce" officeooo:paragraph-rsid="001a09ac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ourier New" fo:font-size="10pt" fo:font-weight="bold" officeooo:rsid="000d192d" officeooo:paragraph-rsid="001a09ac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font-weight="normal" officeooo:rsid="00183033" officeooo:paragraph-rsid="001a09ac" style:font-size-asian="10pt" style:font-weight-asian="normal" style:font-size-complex="10pt" style:font-weight-complex="normal"/>
    </style:style>
    <style:style style:name="T1" style:family="text">
      <style:text-properties officeooo:rsid="000e88c8"/>
    </style:style>
    <style:style style:name="T2" style:family="text">
      <style:text-properties officeooo:rsid="001a09a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officeooo:rsid="00183033"/>
    </style:style>
    <style:style style:name="T6" style:family="text">
      <style:text-properties officeooo:rsid="001969ce"/>
    </style:style>
    <style:style style:name="T7" style:family="text">
      <style:text-properties style:text-underline-style="dotted" style:text-underline-width="bold" style:text-underline-color="font-color" officeooo:rsid="001969ce"/>
    </style:style>
    <style:style style:name="T8" style:family="text">
      <style:text-properties style:text-underline-style="none" officeooo:rsid="001969ce"/>
    </style:style>
    <style:style style:name="T9" style:family="text">
      <style:text-properties style:text-underline-style="dotted" style:text-underline-width="bold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</text:span><text:span text:style-name="T2">2</text:span><text:span text:style-name="T1"> Examen</text:span> </text:p>
      <text:p text:style-name="P1">Tema 4. Transformación de Entidades y Atributos </text:p>
      <text:p text:style-name="P1">Base de datos 25/26 </text:p>
      <text:p text:style-name="P1">Adrián Campos Espejo </text:p>
      <text:p text:style-name="P2"/>
      <text:p text:style-name="P1">1. Regla de transformacion de entidades y atributos</text:p>
      <text:p text:style-name="P1"/>
      <text:p text:style-name="P3">Clientes (<text:span text:style-name="T3">#id</text:span>, nombre, direccion)</text:p>
      <text:p text:style-name="P3">Empleado (<text:span text:style-name="T3">#id</text:span>,<text:span text:style-name="T4">dni</text:span>, nombre, <text:span text:style-name="T4">nss</text:span>)</text:p>
      <text:p text:style-name="P3">Servicio_reparacion (<text:span text:style-name="T3">#id</text:span>, fecha, forma_pago, importe_total)</text:p>
      <text:p text:style-name="P3">Repuestos (<text:span text:style-name="T3">#id</text:span>, precio, descripcion, stock)</text:p>
      <text:p text:style-name="P3">Vehiculo(<text:span text:style-name="T3">#id</text:span>, <text:span text:style-name="T4">matricula</text:span>, fecha_mat, modelo)</text:p>
      <text:p text:style-name="P3">Beneficiarios (<text:span text:style-name="T3">#id</text:span>, fecha_nac, edad-d-*, <text:span text:style-name="T4">dni</text:span>, parentesco nombre)</text:p>
      <text:p text:style-name="P3">Marca (<text:span text:style-name="T3">#id</text:span>, gama, <text:span text:style-name="T4">marca</text:span>, pais)</text:p>
      <text:p text:style-name="P3"/>
      <text:p text:style-name="P1"><text:span text:style-name="T5">2</text:span>. Regla de transformacion de <text:span text:style-name="T5">atributos multievaluados</text:span></text:p>
      <text:p text:style-name="P1"/>
      <text:p text:style-name="P3">Clientes (<text:span text:style-name="T3">#id</text:span>, nombre, direccion)</text:p>
      <text:p text:style-name="P3">Empleado (<text:span text:style-name="T3">#id</text:span>,<text:span text:style-name="T4">dni</text:span>, nombre, <text:span text:style-name="T4">nss</text:span>)</text:p>
      <text:p text:style-name="P3">Servicio_reparacion (<text:span text:style-name="T3">#id</text:span>, fecha, forma_pago, importe_total)</text:p>
      <text:p text:style-name="P3">Repuestos (<text:span text:style-name="T3">#id</text:span>, precio, descripcion, stock)</text:p>
      <text:p text:style-name="P3">Vehiculo(<text:span text:style-name="T3">#id</text:span>, <text:span text:style-name="T4">matricula</text:span>, fecha_mat, modelo)</text:p>
      <text:p text:style-name="P3">Beneficiarios (<text:span text:style-name="T3">#id</text:span>, fecha_nac, edad-d-*, <text:span text:style-name="T4">dni</text:span>, parentesco nombre)</text:p>
      <text:p text:style-name="P3">Marca (<text:span text:style-name="T3">#id</text:span>, gama, <text:span text:style-name="T4">marca</text:span>, pais)</text:p>
      <text:p text:style-name="P3"/>
      <text:p text:style-name="P3">telefonos_clientes (<text:span text:style-name="T3">#clientes_id, #telefono</text:span>)</text:p>
      <text:p text:style-name="P3"><text:tab/>clientes_id → Clientes (Not null, M:C, B:C)</text:p>
      <text:p text:style-name="P3">telefonos_empleados (<text:span text:style-name="T3">#empleado_id, #telefono</text:span>)</text:p>
      <text:p text:style-name="P3"><text:tab/>empleados_id → Empleado (Not null, M:C, B:C)</text:p>
      <text:p text:style-name="P3"/>
      <text:p text:style-name="P1"><text:span text:style-name="T6">3</text:span>. Regla de transformacion de <text:span text:style-name="T6">relaciones </text:span><text:span text:style-name="T5">M:N</text:span></text:p>
      <text:p text:style-name="P1"/>
      <text:p text:style-name="P3">Clientes (<text:span text:style-name="T3">#id</text:span>, nombre, direccion)</text:p>
      <text:p text:style-name="P3">Empleado (<text:span text:style-name="T3">#id</text:span>,<text:span text:style-name="T4">dni</text:span>, nombre, <text:span text:style-name="T4">nss</text:span>)</text:p>
      <text:p text:style-name="P3">Servicio_reparacion (<text:span text:style-name="T3">#id</text:span>, fecha, forma_pago, importe_total)</text:p>
      <text:p text:style-name="P3">Repuestos (<text:span text:style-name="T3">#id</text:span>, precio, descripcion, stock)</text:p>
      <text:p text:style-name="P3">Vehiculo(<text:span text:style-name="T3">#id</text:span>, <text:span text:style-name="T4">matricula</text:span>, fecha_mat, modelo)</text:p>
      <text:p text:style-name="P3">Beneficiarios (<text:span text:style-name="T3">#id</text:span>, fecha_nac, edad-d-*, <text:span text:style-name="T4">dni</text:span>, parentesco nombre)</text:p>
      <text:p text:style-name="P3">Marca (<text:span text:style-name="T3">#id</text:span>, gama, <text:span text:style-name="T4">marca</text:span>, pais)</text:p>
      <text:p text:style-name="P3"/>
      <text:p text:style-name="P3">telefonos_clientes (<text:span text:style-name="T3">#clientes_id, #telefono</text:span>)</text:p>
      <text:p text:style-name="P3"><text:tab/>clientes_id → Clientes (Not null, M:C, B:C)</text:p>
      <text:p text:style-name="P3">telefonos_empleados (<text:span text:style-name="T3">#empleado_id, #telefono</text:span>)</text:p>
      <text:p text:style-name="P3"><text:tab/>empleados_id → Empleado (Not null, M:C, B:C)</text:p>
      <text:p text:style-name="P3"/>
      <text:p text:style-name="P3">empleado_realizan_servicio_reparacion (<text:span text:style-name="T3">#empleado_id, #servicio_reparacion_id</text:span>, horas, precio)</text:p>
      <text:p text:style-name="P3"><text:tab/>empleado_id → Empleado (Not null, M:R, B:R)</text:p>
      <text:p text:style-name="P3"><text:tab/>servicio_reparacion_id → Servicio_reparacion (Not null, M:R, B:R)</text:p>
      <text:p text:style-name="P3"/>
      <text:p text:style-name="P3">servicio_reparacion_incluye_repuestos (<text:span text:style-name="T3">#servicio_reparacion_id, #repuestos_id</text:span>, precio, cantidad)</text:p>
      <text:p text:style-name="P4"><text:tab/><text:span text:style-name="T6">servicio_reparacion_id → servicio_reparacion </text:span>(Not null, M:R, B:R)</text:p>
      <text:p text:style-name="P4"><text:tab/><text:span text:style-name="T6">repuestos_id → Repuestos </text:span>(Not null, M:R, B:R)</text:p>
      <text:p text:style-name="P3"/>
      <text:p text:style-name="P5"><text:span text:style-name="T6">3</text:span>. Regla de transformacion de <text:span text:style-name="T6">relaciones</text:span> <text:span text:style-name="T6">1:N</text:span></text:p>
      <text:p text:style-name="P5"/>
      <text:p text:style-name="P4">Clientes (<text:span text:style-name="T3">#id</text:span>, nombre, direccion)</text:p>
      <text:p text:style-name="P4">Empleado (<text:span text:style-name="T3">#id</text:span>,<text:span text:style-name="T4">dni</text:span>, nombre, <text:span text:style-name="T4">nss</text:span>)</text:p>
      <text:p text:style-name="P4">Repuestos (<text:span text:style-name="T3">#id</text:span>, precio, descripcion, stock)</text:p>
      <text:p text:style-name="P4">Marca (<text:span text:style-name="T3">#id</text:span>, gama, <text:span text:style-name="T4">marca</text:span>, pais)</text:p>
      <text:p text:style-name="P4"/>
      <text:p text:style-name="P4">telefonos_clientes (<text:span text:style-name="T3">#clientes_id, #telefono</text:span>)</text:p>
      <text:p text:style-name="P4"><text:tab/>clientes_id → Clientes (Not null, M:C, B:C)</text:p>
      <text:p text:style-name="P4"><text:soft-page-break/>telefonos_empleados (<text:span text:style-name="T3">#empleado_id, #telefono</text:span>)</text:p>
      <text:p text:style-name="P4"><text:tab/>empleados_id → Empleado (Not null, M:C, B:C)</text:p>
      <text:p text:style-name="P4"/>
      <text:p text:style-name="P4">empleado_realizan_servicio_reparacion (<text:span text:style-name="T3">#empleado_id, #servicio_reparacion_id</text:span>, horas, precio)</text:p>
      <text:p text:style-name="P4"><text:tab/>empleado_id → Empleado (Not null, M:R, B:R)</text:p>
      <text:p text:style-name="P4"><text:tab/>servicio_reparacion_id → Servicio_reparacion (Not null, M:R, B:R)</text:p>
      <text:p text:style-name="P4"/>
      <text:p text:style-name="P4">servicio_reparacion_incluye_repuestos (<text:span text:style-name="T3">#servicio_reparacion_id, #repuestos_id</text:span>, precio, cantidad)</text:p>
      <text:p text:style-name="P4"><text:tab/><text:span text:style-name="T6">servicio_reparacion_id → servicio_reparacion </text:span>(Not null, M:R, B:R)</text:p>
      <text:p text:style-name="P4"><text:tab/><text:span text:style-name="T6">repuestos_id → Repuestos </text:span>(Not null, M:R, B:R)</text:p>
      <text:p text:style-name="P4"/>
      <text:p text:style-name="P4">Servicio_reparacion (<text:span text:style-name="T3">#id</text:span>, fecha, forma_pago, importe_total, <text:span text:style-name="T7">clientes_id</text:span><text:span text:style-name="T8">, </text:span><text:span text:style-name="T7">vehiculo_id</text:span>)</text:p>
      <text:p text:style-name="P4"><text:tab/><text:span text:style-name="T6">clientes_id → Clientes </text:span>(Not null, M:R, B:R)</text:p>
      <text:p text:style-name="P4"><text:tab/><text:span text:style-name="T6">vehiculo_id → Vehiculo </text:span>(Not null, M:R, B:R)</text:p>
      <text:p text:style-name="P4"/>
      <text:p text:style-name="P4">Vehiculo(<text:span text:style-name="T3">#id</text:span>, <text:span text:style-name="T4">matricula</text:span>, fecha_mat, modelo, <text:span text:style-name="T7">marca_id</text:span>)</text:p>
      <text:p text:style-name="P4"><text:tab/><text:span text:style-name="T6">marca_id → Marca </text:span>(Not null, M:R, B:R)</text:p>
      <text:p text:style-name="P4"/>
      <text:p text:style-name="P4">Beneficiarios (<text:span text:style-name="T3">#id</text:span>, fecha_nac, edad-d-*, <text:span text:style-name="T4">dni</text:span>, parentesco nombre, <text:span text:style-name="T7">empleado_id</text:span>)</text:p>
      <text:p text:style-name="P4"><text:tab/><text:span text:style-name="T6">empleado_id → Empleado </text:span>(Not null, M:<text:span text:style-name="T6">C</text:span>, B:<text:span text:style-name="T6">C</text:span>)</text:p>
      <text:p text:style-name="P4"/>
      <text:p text:style-name="P4"/>
      <text:p text:style-name="P5"><text:span text:style-name="T6">4</text:span>. Regla de transformacion de <text:span text:style-name="T6">relaciones reflexivas</text:span></text:p>
      <text:p text:style-name="P5"/>
      <text:p text:style-name="P4">Clientes (<text:span text:style-name="T3">#id</text:span>, nombre, direccion)</text:p>
      <text:p text:style-name="P4">Empleado (<text:span text:style-name="T3">#id</text:span>,<text:span text:style-name="T4">dni</text:span>, nombre, <text:span text:style-name="T4">nss</text:span>)</text:p>
      <text:p text:style-name="P4">Repuestos (<text:span text:style-name="T3">#id</text:span>, precio, descripcion, stock)</text:p>
      <text:p text:style-name="P4">Marca (<text:span text:style-name="T3">#id</text:span>, gama, <text:span text:style-name="T4">marca</text:span>, pais)</text:p>
      <text:p text:style-name="P4"/>
      <text:p text:style-name="P4">telefonos_clientes (<text:span text:style-name="T3">#clientes_id, #telefono</text:span>)</text:p>
      <text:p text:style-name="P4"><text:tab/>clientes_id → Clientes (Not null, M:C, B:C)</text:p>
      <text:p text:style-name="P4">telefonos_empleados (<text:span text:style-name="T3">#empleado_id, #telefono</text:span>)</text:p>
      <text:p text:style-name="P4"><text:tab/>empleados_id → Empleado (Not null, M:C, B:C)</text:p>
      <text:p text:style-name="P4"/>
      <text:p text:style-name="P4">empleado_realizan_servicio_reparacion (<text:span text:style-name="T3">#empleado_id, #servicio_reparacion_id</text:span>, horas, precio)</text:p>
      <text:p text:style-name="P4"><text:tab/>empleado_id → Empleado (Not null, M:R, B:R)</text:p>
      <text:p text:style-name="P4"><text:tab/>servicio_reparacion_id → Servicio_reparacion (Not null, M:R, B:R)</text:p>
      <text:p text:style-name="P4"/>
      <text:p text:style-name="P4">servicio_reparacion_incluye_repuestos (<text:span text:style-name="T3">#servicio_reparacion_id, #repuestos_id</text:span>, precio, cantidad)</text:p>
      <text:p text:style-name="P4"><text:tab/><text:span text:style-name="T6">servicio_reparacion_id → servicio_reparacion </text:span>(Not null, M:R, B:R)</text:p>
      <text:p text:style-name="P4"><text:tab/><text:span text:style-name="T6">repuestos_id → Repuestos </text:span>(Not null, M:R, B:R)</text:p>
      <text:p text:style-name="P4"/>
      <text:p text:style-name="P4">Servicio_reparacion (<text:span text:style-name="T3">#id</text:span>, fecha, forma_pago, importe_total, <text:span text:style-name="T7">clientes_id</text:span><text:span text:style-name="T8">, </text:span><text:span text:style-name="T7">vehiculo_id</text:span>)</text:p>
      <text:p text:style-name="P4"><text:tab/><text:span text:style-name="T6">clientes_id → Clientes </text:span>(Not null, M:R, B:R)</text:p>
      <text:p text:style-name="P4"><text:tab/><text:span text:style-name="T6">vehiculo_id → Vehiculo </text:span>(Not null, M:R, B:R)</text:p>
      <text:p text:style-name="P4"/>
      <text:p text:style-name="P4">Vehiculo(<text:span text:style-name="T3">#id</text:span>, <text:span text:style-name="T4">matricula</text:span>, fecha_mat, modelo, <text:span text:style-name="T7">marca_id</text:span>)</text:p>
      <text:p text:style-name="P4"><text:tab/><text:span text:style-name="T6">marca_id → Marca </text:span>(Not null, M:R, B:R)</text:p>
      <text:p text:style-name="P4"/>
      <text:p text:style-name="P4">Beneficiarios (<text:span text:style-name="T3">#id</text:span>, fecha_nac, edad-d-*, <text:span text:style-name="T4">dni</text:span>, parentesco nombre, <text:span text:style-name="T7">empleado_id</text:span>)</text:p>
      <text:p text:style-name="P4"><text:tab/><text:span text:style-name="T6">empleado_id → Empleado </text:span>(Not null, M:<text:span text:style-name="T6">C</text:span>, B:<text:span text:style-name="T6">C</text:span>)</text:p>
      <text:p text:style-name="P4"/>
      <text:p text:style-name="P6">esJefe (<text:span text:style-name="T3">#empleado_id</text:span>, <text:span text:style-name="T9">empleado_id</text:span>)</text:p>
      <text:p text:style-name="P7"><text:tab/>empleado_id → Empleados <text:span text:style-name="T5">(Not null, M:R, B:R)</text:span></text:p>
      <text:p text:style-name="P7"><text:tab/><text:span text:style-name="T2">empleado_id → Jefe </text:span><text:span text:style-name="T5">(Not null, M:R, B:R)</text:span></text:p>
      <text:p text:style-name="P7"/>
      <text:p text:style-name="P7"/>
      <text:p text:style-name="P7"/>
      <text:p text:style-name="P8"><text:soft-page-break/>5. Modelo Relacional Definitivo</text:p>
      <text:p text:style-name="P8"/>
      <text:p text:style-name="P9">Clientes (<text:span text:style-name="T3">#id</text:span>, nombre, direccion)</text:p>
      <text:p text:style-name="P9">Empleado (<text:span text:style-name="T3">#id</text:span>,<text:span text:style-name="T4">dni</text:span>, nombre, <text:span text:style-name="T4">nss</text:span>)</text:p>
      <text:p text:style-name="P9">Repuestos (<text:span text:style-name="T3">#id</text:span>, precio, descripcion, stock)</text:p>
      <text:p text:style-name="P9">Marca (<text:span text:style-name="T3">#id</text:span>, gama, <text:span text:style-name="T4">marca</text:span>, pais)</text:p>
      <text:p text:style-name="P9"/>
      <text:p text:style-name="P9">telefonos_clientes (<text:span text:style-name="T3">#clientes_id, #telefono</text:span>)</text:p>
      <text:p text:style-name="P9"><text:tab/>clientes_id → Clientes (Not null, M:C, B:C)</text:p>
      <text:p text:style-name="P9">telefonos_empleados (<text:span text:style-name="T3">#empleado_id, #telefono</text:span>)</text:p>
      <text:p text:style-name="P9"><text:tab/>empleados_id → Empleado (Not null, M:C, B:C)</text:p>
      <text:p text:style-name="P9"/>
      <text:p text:style-name="P9">empleado_realizan_servicio_reparacion (<text:span text:style-name="T3">#empleado_id, #servicio_reparacion_id</text:span>, horas, precio)</text:p>
      <text:p text:style-name="P9"><text:tab/>empleado_id → Empleado (Not null, M:R, B:R)</text:p>
      <text:p text:style-name="P9"><text:tab/>servicio_reparacion_id → Servicio_reparacion (Not null, M:R, B:R)</text:p>
      <text:p text:style-name="P9"/>
      <text:p text:style-name="P9">servicio_reparacion_incluye_repuestos (<text:span text:style-name="T3">#servicio_reparacion_id, #repuestos_id</text:span>, precio, cantidad)</text:p>
      <text:p text:style-name="P9"><text:tab/><text:span text:style-name="T6">servicio_reparacion_id → servicio_reparacion </text:span>(Not null, M:R, B:R)</text:p>
      <text:p text:style-name="P9"><text:tab/><text:span text:style-name="T6">repuestos_id → Repuestos </text:span>(Not null, M:R, B:R)</text:p>
      <text:p text:style-name="P9"/>
      <text:p text:style-name="P9">Servicio_reparacion (<text:span text:style-name="T3">#id</text:span>, fecha, forma_pago, importe_total, <text:span text:style-name="T7">clientes_id</text:span><text:span text:style-name="T8">, </text:span><text:span text:style-name="T7">vehiculo_id</text:span>)</text:p>
      <text:p text:style-name="P9"><text:tab/><text:span text:style-name="T6">clientes_id → Clientes </text:span>(Not null, M:R, B:R)</text:p>
      <text:p text:style-name="P9"><text:tab/><text:span text:style-name="T6">vehiculo_id → Vehiculo </text:span>(Not null, M:R, B:R)</text:p>
      <text:p text:style-name="P9"/>
      <text:p text:style-name="P9">Vehiculo(<text:span text:style-name="T3">#id</text:span>, <text:span text:style-name="T4">matricula</text:span>, fecha_mat, modelo, <text:span text:style-name="T7">marca_id</text:span>)</text:p>
      <text:p text:style-name="P9"><text:tab/><text:span text:style-name="T6">marca_id → Marca </text:span>(Not null, M:R, B:R)</text:p>
      <text:p text:style-name="P9"/>
      <text:p text:style-name="P9">Beneficiarios (<text:span text:style-name="T3">#id</text:span>, fecha_nac, edad-d-*, <text:span text:style-name="T4">dni</text:span>, parentesco nombre, <text:span text:style-name="T7">empleado_id</text:span>)</text:p>
      <text:p text:style-name="P9"><text:tab/><text:span text:style-name="T6">empleado_id → Empleado </text:span>(Not null, M:<text:span text:style-name="T6">C</text:span>, B:<text:span text:style-name="T6">C</text:span>)</text:p>
      <text:p text:style-name="P9"/>
      <text:p text:style-name="P7">esJefe (<text:span text:style-name="T3">#empleado_id</text:span>, <text:span text:style-name="T9">empleado_id</text:span>)</text:p>
      <text:p text:style-name="P7"><text:tab/>empleado_id → Empleados <text:span text:style-name="T5">(Not null, M:R, B:R)</text:span></text:p>
      <text:p text:style-name="P7"><text:tab/><text:span text:style-name="T2">empleado_id → Jefe </text:span><text:span text:style-name="T5">(Not null, M:R, B: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0:06:05.767902700</meta:creation-date>
    <dc:date>2025-12-01T10:29:29.765620100</dc:date>
    <meta:editing-duration>PT2M4S</meta:editing-duration>
    <meta:editing-cycles>1</meta:editing-cycles>
    <meta:document-statistic meta:table-count="0" meta:image-count="0" meta:object-count="0" meta:page-count="3" meta:paragraph-count="114" meta:word-count="643" meta:character-count="5626" meta:non-whitespace-character-count="5051"/>
    <meta:generator>LibreOffice/25.8.2.2$Windows_X86_64 LibreOffice_project/d401f2107ccab8f924a8e2df40f573aab7605b6f</meta:generator>
  </office:meta>
</office:document-meta>
</file>